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solid" draw:fill-color="#99ccff" draw:opacity="50%" draw:textarea-horizontal-align="justify" draw:textarea-vertical-align="middle" draw:auto-grow-height="false" fo:min-height="1.377cm" fo:min-width="3.107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1.25cm" fo:min-width="3.2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opacity="40%" draw:textarea-horizontal-align="justify" draw:textarea-vertical-align="middle" draw:auto-grow-height="false" fo:min-height="1.75cm" fo:min-width="5.5cm"/>
    </style:style>
    <style:style style:name="gr6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1.518cm" fo:min-width="3.39cm"/>
    </style:style>
    <style:style style:name="gr7" style:family="graphic" style:parent-style-name="standard">
      <style:graphic-properties draw:opacity="50%" draw:textarea-horizontal-align="justify" draw:textarea-vertical-align="middle" draw:auto-grow-height="false" fo:min-height="1.01cm" fo:min-width="3.27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 draw:opacity="50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40%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01cm" svg:height="2.299cm" svg:x="7.6cm" svg:y="1.2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7.5cm" svg:height="3cm" svg:x="6.5cm" svg:y="7.2cm">
          <text:p text:style-name="P1">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0.151cm" svg:y1="3.5cm" svg:x2="10.2cm" svg:y2="4.3cm" draw:start-shape="id1" draw:start-glue-point="8" draw:end-shape="id2" draw:end-glue-point="0" svg:d="M10151 3500l49 800" svg:viewBox="0 0 50 801">
          <text:p/>
        </draw:connector>
        <draw:connector draw:style-name="gr4" draw:text-style-name="P4" draw:layer="layout" draw:type="line" svg:x1="10.25cm" svg:y1="10.2cm" svg:x2="10.3cm" svg:y2="13.1cm" draw:start-shape="id3" draw:start-glue-point="6" draw:end-shape="id4" draw:end-glue-point="5" svg:d="M10250 10200l50 2900" svg:viewBox="0 0 51 2901">
          <text:p text:style-name="P1"><text:tab/><text:tab/>TAK</text:p>
        </draw:connector>
        <draw:custom-shape draw:style-name="gr5" draw:text-style-name="P5" xml:id="id5" draw:id="id5" draw:layer="layout" svg:width="6cm" svg:height="2cm" svg:x="7.3cm" svg:y="17.6cm">
          <text:p text:style-name="P1">a = b + a 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3cm" svg:y1="18.6cm" svg:x2="14cm" svg:y2="8.7cm" draw:start-shape="id5" draw:start-glue-point="1" draw:end-shape="id3" draw:end-glue-point="7" svg:d="M13300 18600h1202v-9900h-502" svg:viewBox="0 0 1203 9901">
          <text:p text:style-name="P1"><text:tab/><text:tab/><text:tab/></text:p>
        </draw:connector>
        <draw:custom-shape draw:style-name="gr6" draw:text-style-name="P2" xml:id="id6" draw:id="id6" draw:layer="layout" svg:width="5.5cm" svg:height="2.5cm" svg:x="7.8cm" svg:y="25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-0.999cm" svg:x1="6.5cm" svg:y1="8.7cm" svg:x2="8.3cm" svg:y2="23cm" draw:start-shape="id3" draw:start-glue-point="5" svg:d="M6500 8700h-1500v14300h3300" svg:viewBox="0 0 3301 14301">
          <text:p text:style-name="P1">NIE</text:p>
        </draw:connector>
        <draw:connector draw:style-name="gr3" draw:text-style-name="P4" draw:layer="layout" svg:x1="10.55cm" svg:y1="24cm" svg:x2="10.55cm" svg:y2="25.8cm" draw:end-shape="id6" draw:end-glue-point="4" svg:d="M10550 24000v1800" svg:viewBox="0 0 1 1801">
          <text:p/>
        </draw:connector>
        <draw:custom-shape draw:style-name="gr5" draw:text-style-name="P5" xml:id="id2" draw:id="id2" draw:layer="layout" svg:width="6cm" svg:height="2cm" svg:x="7.2cm" svg:y="4.3cm">
          <text:p text:style-name="P1">a = 0<text:line-break/>b = 0 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2cm" svg:y1="6.3cm" svg:x2="10.25cm" svg:y2="7.2cm" draw:start-shape="id2" draw:start-glue-point="2" draw:end-shape="id3" draw:end-glue-point="4" svg:d="M10200 6300l50 900" svg:viewBox="0 0 51 901">
          <text:p/>
        </draw:connector>
        <draw:custom-shape draw:style-name="gr7" draw:text-style-name="P3" xml:id="id4" draw:id="id4" draw:layer="layout" svg:width="6cm" svg:height="2cm" svg:x="7.3cm" svg:y="13.1cm">
          <text:p text:style-name="P1">pobierz 'b'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6cm" svg:height="2cm" svg:x="7.5cm" svg:y="22cm">
          <text:p text:style-name="P1">wyświel 'a'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10.3cm" svg:y1="15.1cm" svg:x2="10.3cm" svg:y2="17.6cm" draw:start-shape="id4" draw:start-glue-point="8" draw:end-shape="id5" draw:end-glue-point="0" svg:d="M10300 15100v2500" svg:viewBox="0 0 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3M21S</meta:editing-duration>
    <meta:editing-cycles>4</meta:editing-cycles>
    <meta:generator>LibreOffice/5.4.2.2$Windows_x86 LibreOffice_project/22b09f6418e8c2d508a9eaf86b2399209b0990f4</meta:generator>
    <dc:date>2018-12-18T18:01:06.048000000</dc:date>
    <meta:document-statistic meta:object-count="14"/>
  </office:meta>
</office:document-meta>
</file>